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5" style:family="table">
      <style:table-properties style:width="17cm" table:align="margins"/>
    </style:style>
    <style:style style:name="Table5.A" style:family="table-column">
      <style:table-column-properties style:column-width="8.5cm" style:rel-column-width="32767*"/>
    </style:style>
    <style:style style:name="Table5.B" style:family="table-column">
      <style:table-column-properties style:column-width="8.5cm" style:rel-column-width="32768*"/>
    </style:style>
    <style:style style:name="Table5.1" style:family="table-row">
      <style:table-row-properties style:min-row-height="5.461cm"/>
    </style:style>
    <style:style style:name="P1" style:family="paragraph" style:parent-style-name="Standard">
      <style:text-properties officeooo:paragraph-rsid="0022540a"/>
    </style:style>
    <style:style style:name="P2" style:family="paragraph" style:parent-style-name="Standard">
      <style:paragraph-properties fo:margin-top="0cm" fo:margin-bottom="0.203cm" loext:contextual-spacing="false"/>
      <style:text-properties officeooo:paragraph-rsid="0022540a"/>
    </style:style>
    <style:style style:name="P3" style:family="paragraph" style:parent-style-name="Text_20_body">
      <style:paragraph-properties fo:break-before="page"/>
      <style:text-properties officeooo:paragraph-rsid="0022540a"/>
    </style:style>
    <style:style style:name="P4" style:family="paragraph" style:parent-style-name="Text_20_body">
      <style:paragraph-properties fo:text-align="start" style:justify-single-word="false"/>
      <style:text-properties officeooo:paragraph-rsid="0022540a"/>
    </style:style>
    <style:style style:name="P5" style:family="paragraph" style:parent-style-name="Text_20_body">
      <style:text-properties officeooo:paragraph-rsid="0022540a"/>
    </style:style>
    <style:style style:name="P6" style:family="paragraph" style:parent-style-name="Text_20_body">
      <style:text-properties fo:color="#000000" style:font-name="Times New Roman" officeooo:rsid="005b4939" officeooo:paragraph-rsid="0022540a"/>
    </style:style>
    <style:style style:name="P7" style:family="paragraph" style:parent-style-name="Heading_20_3">
      <style:text-properties officeooo:paragraph-rsid="0022540a"/>
    </style:style>
    <style:style style:name="P8" style:family="paragraph" style:parent-style-name="Heading_20_2">
      <style:paragraph-properties fo:break-before="page"/>
      <style:text-properties officeooo:paragraph-rsid="0022540a"/>
    </style:style>
    <style:style style:name="P9" style:family="paragraph" style:parent-style-name="Text_20_body" style:list-style-name="L1">
      <style:text-properties officeooo:paragraph-rsid="0022540a"/>
    </style:style>
    <style:style style:name="P10" style:family="paragraph" style:parent-style-name="Text_20_body" style:list-style-name="L1">
      <style:paragraph-properties fo:text-align="start" style:justify-single-word="false"/>
      <style:text-properties officeooo:paragraph-rsid="0022540a"/>
    </style:style>
    <style:style style:name="T1" style:family="text">
      <style:text-properties officeooo:rsid="005f5c9c"/>
    </style:style>
    <style:style style:name="T2" style:family="text">
      <style:text-properties officeooo:rsid="002b4741"/>
    </style:style>
    <style:style style:name="T3" style:family="text">
      <style:text-properties officeooo:rsid="0022540a"/>
    </style:style>
    <style:style style:name="T4" style:family="text">
      <style:text-properties officeooo:rsid="0026b762"/>
    </style:style>
    <style:style style:name="T5" style:family="text">
      <style:text-properties officeooo:rsid="002720c9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2"><text:span text:style-name="T3">6 </text:span><text:s/>Motor Assemblies</text:h>
      <text:h text:style-name="P7" text:outline-level="3"><text:bookmark-start text:name="__RefHeading__2873_932170812"/>Vitamins<text:bookmark-end text:name="__RefHeading__2873_932170812"/></text:h>
      <text:p text:style-name="P5"><text:s text:c="2"/>2 M3 cap screw x 16mm</text:p>
      <text:p text:style-name="P5"><text:s text:c="2"/><text:span text:style-name="T1">4</text:span> M3 cap screw x <text:span text:style-name="T5">12</text:span>mm</text:p>
      <text:p text:style-name="P5"><text:s text:c="2"/>4 M4 cap screw x 16mm</text:p>
      <text:p text:style-name="P5"><text:s text:c="2"/>2 NEMA17 x 47mm stepper motor</text:p>
      <text:p text:style-name="P5"><text:s/><text:span text:style-name="T4">6</text:span> Nyloc nut M3</text:p>
      <text:p text:style-name="P5"><text:s text:c="2"/>4 Nyloc nut M4</text:p>
      <text:p text:style-name="P5"><text:s text:c="2"/>8 M3 pan screw x <text:span text:style-name="T1">10</text:span>mm</text:p>
      <text:p text:style-name="P5"><text:s/>1<text:span text:style-name="T1">4</text:span> Washer M3 x 7mm x 0.5mm</text:p>
      <text:p text:style-name="P5"><text:s text:c="2"/>4 Washer M4 x 9mm x 0.8mm</text:p>
      <text:p text:style-name="P5"><text:s text:c="2"/>8 Star washer M3 x 0.5mm</text:p>
      <text:h text:style-name="P7" text:outline-level="3"><text:bookmark-start text:name="__RefHeading__2875_932170812"/>Printed parts<text:bookmark-end text:name="__RefHeading__2875_932170812"/></text:h>
      <table:table table:name="Table5" table:style-name="Table5">
        <table:table-column table:style-name="Table5.A"/>
        <table:table-column table:style-name="Table5.B"/>
        <table:table-row table:style-name="Table5.1">
          <table:table-cell office:value-type="string">
            <text:p text:style-name="P2"><text:s/>1 z_motor_bracket_lhs.stl</text:p>
            <text:p text:style-name="P1"><draw:frame draw:style-name="fr1" draw:name="graphics24" text:anchor-type="as-char" svg:width="5.419cm" svg:height="4.062cm" draw:z-index="0"><draw:image xlink:href="../../../../../OneDrive/dokumenter/3D%20Printer/Round4/Mendel90-1/dibond/render/z_motor_bracket_lhs.png" xlink:type="simple" xlink:show="embed" xlink:actuate="onLoad"/></draw:frame></text:p>
          </table:table-cell>
          <table:table-cell office:value-type="string">
            <text:p text:style-name="P5"><text:s/>1 z_motor_bracket_rhs.stl</text:p>
            <text:p text:style-name="P5"><draw:frame draw:style-name="fr1" draw:name="graphics25" text:anchor-type="as-char" svg:width="5.419cm" svg:height="4.062cm" draw:z-index="1"><draw:image xlink:href="../../../../../OneDrive/dokumenter/3D%20Printer/Round4/Mendel90-1/dibond/render/z_motor_bracket_rhs.png" xlink:type="simple" xlink:show="embed" xlink:actuate="onLoad"/></draw:frame></text:p>
          </table:table-cell>
        </table:table-row>
        <table:table-row>
          <table:table-cell office:value-type="string">
            <text:p text:style-name="P2"><text:span text:style-name="T1">2</text:span> z_coupling.stl</text:p>
            <text:p text:style-name="P3"><draw:frame draw:style-name="fr1" draw:name="graphics16" text:anchor-type="as-char" svg:width="5.419cm" svg:height="4.062cm" draw:z-index="2"><draw:image xlink:href="../../../../../OneDrive/dokumenter/3D%20Printer/Round4/Mendel90-1/dibond/render/z-axis_lead_screw_clamp.png" xlink:type="simple" xlink:show="embed" xlink:actuate="onLoad"/></draw:frame></text:p>
          </table:table-cell>
          <table:table-cell office:value-type="string">
            <text:p text:style-name="P1"/>
          </table:table-cell>
        </table:table-row>
      </table:table>
      <text:p text:style-name="P5"/>
      <text:h text:style-name="P7" text:outline-level="3"><text:bookmark-start text:name="__RefHeading__2877_932170812"/>Assembly<text:bookmark-end text:name="__RefHeading__2877_932170812"/></text:h>
      <text:p text:style-name="P4"/>
      <text:list xml:id="list3246755120529685269" text:style-name="L1">
        <text:list-item>
          <text:p text:style-name="P10">Fit all the nyloc nuts into their nut traps.</text:p>
        </text:list-item>
        <text:list-item>
          <text:p text:style-name="P10">Fit the M3 x 16mm cap screws to the bar clamps with plain washers.</text:p>
        </text:list-item>
        <text:list-item>
          <text:p text:style-name="P10"><text:soft-page-break/>Attach the motor using four M3 x <text:span text:style-name="T1">10</text:span>mm pan screws, star washers and plain washers. <text:s/><text:span text:style-name="T2">W</text:span>ires <text:span text:style-name="T2">from the left hand motor routes on top of the base to the left and meets up with the wires from the Y motor and goes through the gantry and under the right stay. The wires from the right hand motor goes through the wide slot just behind it.</text:span></text:p>
        </text:list-item>
        <text:list-item>
          <text:p text:style-name="P10">Degrease the motor shafts before fitting the <text:span text:style-name="T1">Z coupling, but be very carefull you dont get degreaser down the shaft in the steppers. Holding them upside down should help</text:span></text:p>
        </text:list-item>
        <text:list-item>
          <text:p text:style-name="P10">Fit the coupling loosely <text:span text:style-name="T1">for now</text:span>. <text:s/><text:span text:style-name="T1">Insert a M3 screw and washer but do not tighten fully</text:span></text:p>
        </text:list-item>
        <text:list-item>
          <text:p text:style-name="P10">Twist the motor wires in pairs and feed them through the hole at the bottom of the gantry. Red / blue are one pair and green / black the other pair. The quickest way to twist them is by using an electric drill. Tie a knot in the far end and put it in the chuck. The reason they are twisted is to minimise the radio frequency emissions. </text:p>
        </text:list-item>
        <text:list-item>
          <text:p text:style-name="P10">Attach the motor assemblies to the gantry using M4 x 16mm cap screws <text:span text:style-name="T4">and washers</text:span>. Note that the motors rest on the base and the bar clamps face inwards.</text:p>
        </text:list-item>
        <text:list-item>
          <text:p text:style-name="P9">Route the left motor's wires through the <text:span text:style-name="T1">zip ties to the electronics bay and bundle it up for now</text:span></text:p>
        </text:list-item>
        <text:list-item>
          <text:p text:style-name="P9">The right hand motor's wires pass through a round hole near the bottom of the gantry to get to the electronics bay.</text:p>
        </text:list-item>
      </text:list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a" fo:country="DK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a" fo:country="DK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cm" loext:contextual-spacing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29cm" fo:margin-bottom="0.203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2T13:47:23.275000000</meta:creation-date>
    <dc:date>2017-01-21T01:21:04.586000000</dc:date>
    <meta:editing-duration>PT2H37M58S</meta:editing-duration>
    <meta:editing-cycles>9</meta:editing-cycles>
    <meta:generator>LibreOffice/5.1.4.2$Windows_x86 LibreOffice_project/f99d75f39f1c57ebdd7ffc5f42867c12031db97a</meta:generator>
    <meta:print-date>2017-01-18T15:06:43.630000000</meta:print-date>
    <meta:document-statistic meta:table-count="1" meta:image-count="3" meta:object-count="0" meta:page-count="2" meta:paragraph-count="29" meta:word-count="352" meta:character-count="1764" meta:non-whitespace-character-count="1423"/>
  </office:meta>
</office:document-meta>
</file>